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ignature">
      <style:paragraph-properties fo:text-align="end" style:justify-single-word="false"/>
      <style:text-properties fo:color="#000000" style:font-name="Cambria" fo:language="en" fo:country="US"/>
    </style:style>
    <style:style style:name="P2" style:family="paragraph" style:parent-style-name="Signature">
      <style:paragraph-properties fo:text-align="end" style:justify-single-word="false"/>
      <style:text-properties fo:color="#000000" style:font-name="Cambria" fo:font-size="8pt" fo:language="en" fo:country="US" style:font-size-asian="8pt" style:font-size-complex="8pt"/>
    </style:style>
    <style:style style:name="P3" style:family="paragraph" style:parent-style-name="Standard">
      <style:paragraph-properties fo:text-align="justify" style:justify-single-word="false"/>
      <style:text-properties fo:color="#000000" style:font-name="Cambria" fo:font-size="10pt" fo:language="en" fo:country="US" style:font-size-asian="10pt" style:font-size-complex="10pt"/>
    </style:style>
    <style:style style:name="P4" style:family="paragraph" style:parent-style-name="Standard">
      <style:text-properties fo:color="#000000" style:font-name="Cambria" fo:font-size="10pt" fo:language="en" fo:country="US" fo:font-style="normal" style:font-size-asian="10pt" style:font-style-asian="normal" style:font-size-complex="10pt" style:font-style-complex="normal"/>
    </style:style>
    <style:style style:name="P5" style:family="paragraph" style:parent-style-name="Standard">
      <style:text-properties fo:color="#000000" style:font-name="Cambria" fo:language="en" fo:country="US" fo:font-style="normal" style:font-style-asian="normal" style:font-style-complex="normal"/>
    </style:style>
    <style:style style:name="P6" style:family="paragraph" style:parent-style-name="Standard">
      <style:text-properties fo:color="#000000" style:font-name="Cambria" fo:language="en" fo:country="US" fo:font-style="normal" fo:font-weight="normal" style:font-style-asian="normal" style:font-weight-asian="normal" style:font-style-complex="normal" style:font-weight-complex="normal"/>
    </style:style>
    <style:style style:name="P7" style:family="paragraph" style:parent-style-name="Standard">
      <style:text-properties fo:color="#000000" style:font-name="Cambria" fo:font-size="12pt" fo:language="en" fo:country="US" fo:font-style="normal" style:font-size-asian="12pt" style:font-style-asian="normal" style:font-size-complex="12pt" style:font-style-complex="normal"/>
    </style:style>
    <style:style style:name="P8" style:family="paragraph" style:parent-style-name="Standard">
      <style:text-properties fo:language="en" fo:country="US" fo:font-style="italic" fo:font-weight="normal" style:font-style-asian="italic" style:font-weight-asian="normal" style:font-style-complex="italic" style:font-weight-complex="normal"/>
    </style:style>
    <style:style style:name="P9" style:family="paragraph" style:parent-style-name="Standard">
      <style:text-properties fo:language="en" fo:country="US" fo:font-style="italic" style:font-style-asian="italic" style:font-style-complex="italic"/>
    </style:style>
    <style:style style:name="P10" style:family="paragraph" style:parent-style-name="Standard">
      <style:text-properties fo:language="en" fo:country="US" fo:font-style="normal" style:font-style-asian="normal" style:font-style-complex="normal"/>
    </style:style>
    <style:style style:name="P11" style:family="paragraph" style:parent-style-name="Standard">
      <style:paragraph-properties fo:text-align="justify" style:justify-single-word="false"/>
      <style:text-properties style:font-name="Cambria" fo:font-size="10pt" fo:language="en" fo:country="US" style:font-name-asian="Monaco" style:font-size-asian="10pt" style:font-name-complex="Monaco" style:font-size-complex="10pt"/>
    </style:style>
    <style:style style:name="P12" style:family="paragraph" style:parent-style-name="Text_20_body">
      <style:text-properties fo:color="#000000" style:font-name="Cambria" fo:language="en" fo:country="US" fo:font-style="normal" style:font-style-asian="normal" style:font-style-complex="normal"/>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style:use-window-font-color="true" style:font-name="Cambria" fo:language="en" fo:country="US" fo:font-style="normal" style:font-style-asian="normal" style:font-style-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Cambria" fo:font-size="10pt" fo:language="en" fo:country="US" style:font-name-asian="Monaco" style:font-size-asian="10pt" style:font-name-complex="Monaco"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ambria" fo:font-size="3pt" fo:language="en" fo:country="US" style:font-name-asian="Monaco" style:font-size-asian="2.59999990463257pt" style:font-name-complex="Monaco" style:font-size-complex="3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ambria" fo:font-size="11pt" fo:language="en" fo:country="US" style:font-name-asian="Monaco" style:font-size-asian="11pt" style:font-name-complex="Monaco" style:font-size-complex="11pt"/>
    </style:style>
    <style:style style:name="P19" style:family="paragraph" style:parent-style-name="Text_20_body">
      <style:paragraph-properties fo:margin-left="1.251cm" fo:margin-right="0cm" fo:text-indent="0cm" style:auto-text-indent="false"/>
      <style:text-properties fo:font-size="10pt" fo:language="en" fo:country="US" fo:font-style="italic" style:font-size-asian="10pt" style:font-style-asian="italic" style:font-size-complex="10pt" style:font-style-complex="italic"/>
    </style:style>
    <style:style style:name="P20" style:family="paragraph" style:parent-style-name="Text_20_body">
      <style:paragraph-properties fo:margin-left="1.236cm" fo:margin-right="0cm" fo:text-indent="-1.302cm" style:auto-text-indent="false">
        <style:tab-stops/>
      </style:paragraph-properties>
      <style:text-properties fo:font-size="12pt" fo:language="en" fo:country="US" style:font-size-asian="12pt" style:font-size-complex="12pt"/>
    </style:style>
    <style:style style:name="P21" style:family="paragraph" style:parent-style-name="Heading">
      <style:paragraph-properties fo:line-height="0.499cm" fo:text-align="center" style:justify-single-word="false"/>
      <style:text-properties fo:color="#000000" style:font-name="Cambria" fo:font-size="16pt" fo:language="en" fo:country="US" fo:font-weight="bold" style:font-size-asian="16pt" style:font-weight-asian="bold" style:font-size-complex="16pt" style:font-weight-complex="bold"/>
    </style:style>
    <style:style style:name="P22" style:family="paragraph" style:parent-style-name="Heading">
      <style:paragraph-properties fo:line-height="0.499cm" fo:text-align="center" style:justify-single-word="false"/>
      <style:text-properties fo:color="#000000" style:font-name="Cambria" fo:font-size="16pt" fo:language="en" fo:country="US" fo:font-style="normal" fo:font-weight="normal" style:font-size-asian="16pt" style:font-style-asian="normal" style:font-weight-asian="normal" style:font-size-complex="16pt" style:font-style-complex="normal" style:font-weight-complex="normal"/>
    </style:style>
    <style:style style:name="P23" style:family="paragraph" style:parent-style-name="Heading">
      <style:paragraph-properties fo:line-height="0.499cm" fo:text-align="center" style:justify-single-word="false"/>
      <style:text-properties fo:color="#000000" style:font-name="Cambria" fo:font-size="16pt" fo:language="en" fo:country="US" fo:font-weight="normal" style:font-size-asian="16pt" style:font-weight-asian="normal" style:font-size-complex="16pt" style:font-weight-complex="normal"/>
    </style:style>
    <style:style style:name="P24" style:family="paragraph" style:parent-style-name="Heading">
      <style:paragraph-properties fo:line-height="0.499cm" fo:text-align="center" style:justify-single-word="false"/>
      <style:text-properties fo:color="#000000" style:font-name="Cambria" fo:language="en" fo:country="U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Standard" style:list-style-name="L2">
      <style:text-properties fo:language="en" fo:country="US"/>
    </style:style>
    <style:style style:name="P28" style:family="paragraph" style:parent-style-name="Standard" style:list-style-name="L2">
      <style:text-properties fo:language="en" fo:country="US" fo:font-style="normal" style:font-style-asian="normal" style:font-style-complex="normal"/>
    </style:style>
    <style:style style:name="P29" style:family="paragraph" style:parent-style-name="Standard" style:list-style-name="L3">
      <style:text-properties fo:language="en" fo:country="US" fo:font-style="normal" fo:font-weight="normal" style:font-style-asian="normal" style:font-weight-asian="normal" style:font-style-complex="normal" style:font-weight-complex="normal"/>
    </style:style>
    <style:style style:name="P30" style:family="paragraph" style:parent-style-name="Standard" style:list-style-name="L3">
      <style:text-properties fo:language="en" fo:country="US"/>
    </style:style>
    <style:style style:name="P31" style:family="paragraph" style:parent-style-name="Standard" style:list-style-name="L3">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32" style:family="paragraph" style:parent-style-name="Text_20_body" style:list-style-name="L1">
      <style:text-properties style:font-name="Cambria" fo:font-style="italic" style:font-style-asian="italic" style:font-style-complex="italic"/>
    </style:style>
    <style:style style:name="P33" style:family="paragraph" style:parent-style-name="Text_20_body" style:list-style-name="L1">
      <style:text-properties style:font-name="Cambria" fo:font-style="normal" style:font-style-asian="normal" style:font-style-complex="normal"/>
    </style:style>
    <style:style style:name="P34" style:family="paragraph" style:parent-style-name="Text_20_body" style:list-style-name="L1">
      <style:text-properties fo:color="#000000" style:font-name="Cambria" fo:language="en" fo:country="US" fo:font-style="italic" style:font-style-asian="italic" style:font-style-complex="italic"/>
    </style:style>
    <style:style style:name="P35" style:family="paragraph" style:parent-style-name="Text_20_body" style:list-style-name="L7">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36" style:family="paragraph" style:parent-style-name="Text_20_body">
      <style:text-properties fo:color="#000000" style:font-name="Menlo-Regular" fo:font-size="10pt" style:font-name-asian="Menlo-Regular" style:font-size-asian="10pt" style:font-name-complex="Menlo-Regular" style:font-size-complex="10pt"/>
    </style:style>
    <style:style style:name="P37" style:family="paragraph" style:parent-style-name="Text_20_body" style:list-style-name="L4"/>
    <style:style style:name="P38" style:family="paragraph" style:parent-style-name="Text_20_body" style:list-style-name="L7">
      <style:text-properties fo:language="en" fo:country="US" fo:font-style="italic" fo:font-weight="normal" style:font-style-asian="italic" style:font-weight-asian="normal" style:font-style-complex="italic" style:font-weight-complex="normal"/>
    </style:style>
    <style:style style:name="P39" style:family="paragraph" style:parent-style-name="Text_20_body" style:list-style-name="L7">
      <style:text-properties fo:language="en" fo:country="US" fo:font-style="normal" fo:font-weight="normal" style:font-style-asian="normal" style:font-weight-asian="normal" style:font-style-complex="normal" style:font-weight-complex="normal"/>
    </style:style>
    <style:style style:name="P40" style:family="paragraph" style:parent-style-name="Text_20_body" style:list-style-name="L5">
      <style:text-properties fo:font-size="12pt" fo:language="en" fo:country="US" style:font-size-asian="12pt" style:font-size-complex="12pt"/>
    </style:style>
    <style:style style:name="P41" style:family="paragraph" style:parent-style-name="Text_20_body" style:list-style-name="L6">
      <style:text-properties fo:font-size="12pt" fo:language="en" fo:country="US" style:font-size-asian="12pt" style:font-size-complex="12pt"/>
    </style:style>
    <style:style style:name="P42" style:family="paragraph" style:parent-style-name="Text_20_body" style:list-style-name="L6">
      <style:text-properties fo:font-size="12pt" fo:language="en" fo:country="US" fo:font-style="normal" style:font-size-asian="12pt" style:font-style-asian="normal" style:font-size-complex="12pt" style:font-style-complex="normal"/>
    </style:style>
    <style:style style:name="P43" style:family="paragraph" style:parent-style-name="Text_20_body" style:list-style-name="L7"/>
    <style:style style:name="P44" style:family="paragraph" style:parent-style-name="Text_20_body" style:list-style-name="L7">
      <style:text-properties fo:font-style="normal" style:font-style-asian="normal" style:font-style-complex="normal"/>
    </style:style>
    <style:style style:name="P45" style:family="paragraph" style:parent-style-name="Text_20_body" style:list-style-name="L7">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46" style:family="paragraph" style:parent-style-name="Text_20_body" style:list-style-name="L7">
      <style:paragraph-properties fo:margin-left="0cm" fo:margin-right="0cm" fo:text-indent="-0.635cm" style:auto-text-indent="false"/>
      <style:text-properties fo:color="#000000" style:font-name="Menlo-Regular" fo:font-size="8pt" fo:language="en" fo:country="US" fo:font-style="italic" fo:font-weight="normal" style:font-name-asian="Menlo-Regular" style:font-size-asian="8pt" style:font-style-asian="italic" style:font-weight-asian="normal" style:font-name-complex="Menlo-Regular" style:font-size-complex="8pt" style:font-style-complex="italic" style:font-weight-complex="normal"/>
    </style:style>
    <style:style style:name="P47" style:family="paragraph" style:parent-style-name="Text_20_body">
      <style:paragraph-properties fo:margin-left="0cm" fo:margin-right="0cm" fo:text-indent="0cm" style:auto-text-indent="false"/>
    </style:style>
    <style:style style:name="P48" style:family="paragraph" style:parent-style-name="Heading_20_2">
      <style:paragraph-properties fo:text-align="justify" style:justify-single-word="false"/>
      <style:text-properties fo:color="#000000" style:font-name="Cambria" fo:language="en" fo:country="US"/>
    </style:style>
    <style:style style:name="P49" style:family="paragraph" style:parent-style-name="Heading_20_2">
      <style:text-properties fo:color="#000000" style:font-name="Cambria" fo:language="en" fo:country="US" fo:font-style="italic" style:font-style-asian="italic" style:font-style-complex="italic"/>
    </style:style>
    <style:style style:name="P50" style:family="paragraph" style:parent-style-name="Heading_20_2">
      <style:text-properties fo:language="en" fo:country="US" fo:font-style="normal" fo:font-weight="bold" style:font-style-asian="normal" style:font-weight-asian="bold" style:font-style-complex="normal" style:font-weight-complex="bold"/>
    </style:style>
    <style:style style:name="T1" style:family="text">
      <style:text-properties fo:color="#000000" style:text-underline-style="solid" style:text-underline-width="auto" style:text-underline-color="font-color"/>
    </style:style>
    <style:style style:name="T2" style:family="text">
      <style:text-properties fo:color="#000000" style:font-name="Cambria"/>
    </style:style>
    <style:style style:name="T3" style:family="text">
      <style:text-properties fo:color="#000000" style:font-name="Cambria" fo:font-weight="bold" style:font-weight-asian="bold" style:font-weight-complex="bold"/>
    </style:style>
    <style:style style:name="T4" style:family="text">
      <style:text-properties fo:color="#000000" style:font-name="Cambria" fo:font-style="normal" style:font-style-asian="normal" style:font-style-complex="normal"/>
    </style:style>
    <style:style style:name="T5" style:family="text">
      <style:text-properties fo:color="#000000" style:font-name="Cambria" fo:font-style="normal" fo:font-weight="bold" style:font-style-asian="normal" style:font-weight-asian="bold" style:font-style-complex="normal" style:font-weight-complex="bold"/>
    </style:style>
    <style:style style:name="T6" style:family="text">
      <style:text-properties fo:color="#000000" style:font-name="Cambria" fo:language="en" fo:country="US" fo:font-style="italic" style:font-style-asian="italic" style:font-style-complex="italic"/>
    </style:style>
    <style:style style:name="T7" style:family="text">
      <style:text-properties fo:color="#000000" style:font-name="Cambria" fo:language="en" fo:country="US" fo:font-style="italic" fo:font-weight="bold" style:font-style-asian="italic" style:font-weight-asian="bold" style:font-style-complex="italic" style:font-weight-complex="bold"/>
    </style:style>
    <style:style style:name="T8" style:family="text">
      <style:text-properties fo:color="#000000" style:font-name="Cambria" fo:font-style="italic" style:font-style-asian="italic" style:font-style-complex="italic"/>
    </style:style>
    <style:style style:name="T9" style:family="text">
      <style:text-properties fo:color="#000000" style:font-name="Cambria" fo:font-style="italic" fo:font-weight="bold" style:font-style-asian="italic" style:font-weight-asian="bold" style:font-style-complex="italic" style:font-weight-complex="bold"/>
    </style:style>
    <style:style style:name="T10" style:family="text">
      <style:text-properties fo:color="#000000" style:font-name="Menlo-Regular" fo:font-size="11pt" fo:font-style="normal" fo:font-weight="normal" style:font-name-asian="Menlo-Regular" style:font-size-asian="11pt" style:font-style-asian="normal" style:font-weight-asian="normal" style:font-name-complex="Menlo-Regular" style:font-size-complex="11pt" style:font-style-complex="normal" style:font-weight-complex="normal"/>
    </style:style>
    <style:style style:name="T11" style:family="text">
      <style:text-properties fo:color="#000000" style:font-name="Menlo-Regular" fo:font-size="10pt" style:font-name-asian="Menlo-Regular" style:font-size-asian="10pt" style:font-name-complex="Menlo-Regular" style:font-size-complex="10pt"/>
    </style:style>
    <style:style style:name="T12" style:family="text">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T13" style:family="text">
      <style:text-properties fo:color="#000000" style:font-name="Liberation Serif1" style:font-name-asian="Menlo-Regular" style:font-name-complex="Menlo-Regular"/>
    </style:style>
    <style:style style:name="T14" style:family="text">
      <style:text-properties fo:color="#000000" style:font-name="Menlo-Regular" fo:font-size="10pt" fo:font-style="italic" fo:font-weight="bold" style:font-name-asian="Menlo-Regular" style:font-size-asian="10pt" style:font-style-asian="italic" style:font-weight-asian="bold" style:font-name-complex="Menlo-Regular" style:font-size-complex="10pt" style:font-style-complex="italic" style:font-weight-complex="bold"/>
    </style:style>
    <style:style style:name="T15" style:family="text">
      <style:text-properties fo:color="#000000" style:font-name="Menlo-Regular" fo:font-size="10pt" style:font-name-asian="Menlo-Regular" style:font-size-asian="10pt" style:font-name-complex="Menlo-Regular" style:font-size-complex="10pt"/>
    </style:style>
    <style:style style:name="T16" style:family="text">
      <style:text-properties fo:font-size="8pt" fo:font-weight="bold" style:font-size-asian="8pt" style:font-weight-asian="bold" style:font-size-complex="8pt" style:font-weight-complex="bold"/>
    </style:style>
    <style:style style:name="T17" style:family="text">
      <style:text-properties fo:font-size="8pt" style:font-size-asian="8pt" style:font-size-complex="8pt"/>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language="en" fo:country="US" fo:font-style="normal" fo:font-weight="bold" style:font-style-asian="normal" style:font-weight-asian="bold" style:font-style-complex="normal" style:font-weight-complex="bold"/>
    </style:style>
    <style:style style:name="T27" style:family="text">
      <style:text-properties fo:language="en" fo:country="US" fo:font-style="normal" fo:font-weight="normal" style:font-style-asian="normal" style:font-weight-asian="normal" style:font-style-complex="normal" style:font-weight-complex="normal"/>
    </style:style>
    <style:style style:name="T28" style:family="text">
      <style:text-properties fo:language="en" fo:country="US" fo:font-style="italic" fo:font-weight="normal" style:font-style-asian="italic" style:font-weight-asian="normal" style:font-style-complex="italic" style:font-weight-complex="normal"/>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bold" style:font-weight-asian="bold" style:font-weight-complex="bold"/>
    </style:style>
    <style:style style:name="T31" style:family="text">
      <style:text-properties fo:font-size="11pt" style:font-size-asian="11pt" style:font-size-complex="11pt"/>
    </style:style>
    <style:style style:name="T32" style:family="text">
      <style:text-properties fo:color="#800000" style:font-name="Liberation Serif1" style:text-underline-style="solid" style:text-underline-width="auto" style:text-underline-color="font-color" fo:font-weight="bold" style:font-name-asian="Menlo-Regular" style:font-weight-asian="bold" style:font-name-complex="Menlo-Regular" style:font-weight-complex="bold"/>
    </style:style>
    <style:style style:name="T33" style:family="text">
      <style:text-properties fo:color="#800000" style:text-underline-style="solid" style:text-underline-width="auto" style:text-underline-color="font-color" fo:font-weight="bold" style:font-weight-asian="bold" style:font-weight-complex="bold"/>
    </style:style>
    <style:style style:name="T34" style:family="text">
      <style:text-properties style:font-name="Menlo-Regular" style:font-name-asian="Menlo-Regular" style:font-name-complex="Menlo-Regula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iscoSnp</text:p>
      <text:p text:style-name="P22">Reference-free detection of isolated SNPs</text:p>
      <text:p text:style-name="P23">v2.0.0</text:p>
      <text:p text:style-name="P24">User's guide – December 2014</text:p>
      <text:p text:style-name="P2"/>
      <text:p text:style-name="P1"><text:span text:style-name="T16">contact: </text:span><text:span text:style-name="T17">pierre.peterlongo@inria.fr</text:span></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26">CeCILL License<text:tab/>1</text:p>
          <text:p text:style-name="P26">Publication<text:tab/>1</text:p>
          <text:p text:style-name="P26">discoSnp features at a glance<text:tab/>2</text:p>
          <text:p text:style-name="P26">Quick starting<text:tab/>2</text:p>
          <text:p text:style-name="P26">Components<text:tab/>2</text:p>
          <text:p text:style-name="P26">Download and install<text:tab/>2</text:p>
          <text:p text:style-name="P26">Running discoSnp<text:tab/>3</text:p>
          <text:p text:style-name="P26">Output<text:tab/>3</text:p>
          <text:p text:style-name="P25">Extensions: differences between unitig and contigs (from version 2.1.1.3)<text:tab/>5</text:p>
          <text:p text:style-name="P26">Output Analyze<text:tab/>5</text:p>
        </text:index-body>
      </text:table-of-content>
      <text:h text:style-name="P48" text:outline-level="2"/>
      <text:h text:style-name="P48" text:outline-level="2">CeCILL License</text:h>
      <text:p text:style-name="P3">Copyright INRIA</text:p>
      <text:p text:style-name="P11"/>
      <text:p text:style-name="P16">This software is a computer program whose purpose is to find all the similar reads between two set of NGS reads. It also provide a similarity score between the two samples.</text:p>
      <text:p text:style-name="P17"/>
      <text:p text:style-name="P16">This software is governed by the CeCILL license under French law and abiding by the rules of distribution of free software. <text:s/>You can <text:s/>use, modify and/ or redistribute the software under the terms of the CeCILL license as circulated by CEA, CNRS and INRIA at the following URL "http://www.cecill.info".</text:p>
      <text:p text:style-name="P17"/>
      <text:p text:style-name="P16">As a counterpart to the access to the source code and <text:s/>rights to copy, modify and redistribute granted by the license, users are provided only with a limited warranty <text:s/>and the software's author, <text:s/>the holder of the economic rights, <text:s/>and the successive <text:span text:style-name="T1">licensors</text:span> <text:s/>have only <text:s/>limited liability.</text:p>
      <text:p text:style-name="P17"/>
      <text:p text:style-name="P16">In this respect, the user's attention is drawn to the risks associated with loading, <text:s/>using, <text:s/>modifying and/or developing or reproducing the software by the user in light of its specific status of free software, that may mean <text:s/>that it is complicated to manipulate, <text:s/>and <text:s/>that <text:s/>also therefore means <text:s/>that it is reserved for developers <text:s/>and <text:s/>experienced professionals having in-depth computer knowledge. Users are therefore encouraged to load and test the software's suitability as regards their requirements in conditions enabling the security of their systems and/or data to be ensured and, <text:s/>more generally, to use and operate it in the same conditions as regards security.</text:p>
      <text:p text:style-name="P17"/>
      <text:p text:style-name="P16">The fact that you are presently reading this means that you have had knowledge of the CeCILL license and that you accept its terms.</text:p>
      <text:p text:style-name="P18"/>
      <text:h text:style-name="P48" text:outline-level="2">Publication</text:h>
      <text:p text:style-name="P15">Uricaru, R., Rizk, G., Lacroix, V., Quillery, E., Pantard, O., Chikhi, R., … Peterlongo, P. (2014). Reference-free detection of isolated SNPs, doi:10.1093/nar/gkn000</text:p>
      <text:p text:style-name="P15"/>
      <text:h text:style-name="P49" text:outline-level="2"><text:soft-page-break/>discoSnp features at a glance</text:h>
      <text:p text:style-name="P14"><text:span text:style-name="T2">Software </text:span><text:span text:style-name="T3">discoSnp</text:span><text:span text:style-name="T2"> is designed for extracting isolated Single Nucleotide Polymorphism (SNP) from raw set(s) of reads obtained with Next Generation Sequencers (NGS). Isolated means far away from any source of polymorphism, and far away means at least </text:span><text:span text:style-name="T8">k</text:span><text:span text:style-name="T2"> bp, with </text:span><text:span text:style-name="T8">k</text:span><text:span text:style-name="T2"> a user defined parameter.</text:span></text:p>
      <text:p text:style-name="P12">Note that this tool is specially designed to use only a limited amount of memory (3 billions reads of size 100 can be treated with less that 6GB memory).</text:p>
      <text:p text:style-name="P13"><text:span text:style-name="T4">The software is composed of two independent modules. The first module, </text:span><text:span text:style-name="T5">kissnp2</text:span><text:span text:style-name="T4">, detects isolated SNPs from read sets. The second module, </text:span><text:span text:style-name="T5">kissreads</text:span><text:span text:style-name="T4">, enhances the kissnp2 results by computing per read set <text:s/>and for each found SNP i/ its mean read coverage and ii/ the average (phred) quality of reads generating the polymorphism. </text:span></text:p>
      <text:h text:style-name="Heading_20_2" text:outline-level="2">Quick starting</text:h>
      <text:p text:style-name="P7">After compiling programs (<text:span text:style-name="T20">mkdir build; cd build; cmake ..; make</text:span>) the main script can be called as follows:</text:p>
      <text:p text:style-name="P4"><text:span text:style-name="T25"><text:s text:c="3"/>.</text:span><text:span text:style-name="T20">./run_discoMore.sh</text:span><text:span text:style-name="T24"> </text:span><text:span text:style-name="T20">-r "../data_sample/reads_sequence1.fasta ../data_sample/reads_sequence2.fasta.gz"</text:span></text:p>
      <text:p text:style-name="P6"/>
      <text:p text:style-name="P5"><text:span text:style-name="T25">This creates a fasta file called </text:span><text:span text:style-name="T20">discoRes_k_31_c_4_D_0_coherent.fa </text:span><text:span text:style-name="T25">containing</text:span><text:span text:style-name="T19"> </text:span><text:span text:style-name="T25">the found SNPs</text:span><text:span text:style-name="T19">.</text:span></text:p>
      <text:h text:style-name="P49" text:outline-level="2">Components</text:h>
      <text:list xml:id="list3179029546667341867" text:style-name="L1">
        <text:list-item>
          <text:p text:style-name="P34">Licence and readme</text:p>
        </text:list-item>
        <text:list-item>
          <text:p text:style-name="P32">data_sample <text:span text:style-name="T21">: directory containing two toy example read sets</text:span></text:p>
        </text:list-item>
        <text:list-item>
          <text:p text:style-name="P33">tools: tools sources</text:p>
        </text:list-item>
        <text:list-item>
          <text:p text:style-name="P32">output_analyses <text:span text:style-name="T21">: directory containing third party tools for post processing discoSnp results.</text:span></text:p>
        </text:list-item>
        <text:list-item>
          <text:p text:style-name="P32"><text:span text:style-name="T24">run_discoMore.sh</text:span><text:span text:style-name="T21">: main (hopefully user friendly) script running the both modules for searching SNPs from raw read sets and for counting their read coverage and quality </text:span></text:p>
        </text:list-item>
      </text:list>
      <text:h text:style-name="P49" text:outline-level="2">Download and install</text:h>
      <text:p text:style-name="P5"><text:span text:style-name="T6">Download from discoSnp web page – </text:span><text:a xlink:type="simple" xlink:href="http://colibread.inria.fr/discosnp/">http://colibread.inria.fr/discosnp/</text:a><text:span text:style-name="T6"> . Please read and accept the CeCILL license before downloading.</text:span></text:p>
      <text:list xml:id="list5918366751172958246" text:style-name="L2">
        <text:list-item>
          <text:p text:style-name="P27">Unzip the downloaded package :<text:line-break/> <text:tab/># <text:span text:style-name="T18">unzip</text:span> <text:span text:style-name="T18">discoSnp_versionnumber.zip</text:span></text:p>
        </text:list-item>
        <text:list-item>
          <text:p text:style-name="P28">Get into the newly created <text:span text:style-name="T18">discoSnp</text:span> directory:<text:line-break/><text:tab/> # <text:span text:style-name="T18">cd discoSnp</text:span></text:p>
        </text:list-item>
        <text:list-item>
          <text:p text:style-name="P28">Create a compilation directory</text:p>
        </text:list-item>
      </text:list>
      <text:p text:style-name="P10"><text:tab/><text:tab/># <text:span text:style-name="T18">mkdir build; cd build; cmake ..;</text:span></text:p>
      <text:list xml:id="list523488510" text:continue-numbering="true" text:style-name="L2">
        <text:list-item>
          <text:p text:style-name="P28">Compile the two modules (kissnp and kissreads) with this single command (this may take a while for the first compilation):<text:line-break/> <text:tab/># <text:span text:style-name="T18">./make</text:span></text:p>
        </text:list-item>
      </text:list>
      <text:p text:style-name="P8"/>
      <text:h text:style-name="P50" text:outline-level="2">Running discoSnp</text:h>
      <text:list xml:id="list695967365190262991" text:style-name="L3">
        <text:list-item>
          <text:p text:style-name="P30"><text:span text:style-name="T23">The main script </text:span><text:span text:style-name="T20">run_discoMore.sh</text:span><text:span text:style-name="T23"> automatically runs the two modules (SNP detection and read coverage and quality computations). You will provide the following information:</text:span></text:p>
          <text:list>
            <text:list-item>
              <text:p text:style-name="P29"><text:soft-page-break/>-r (read_sets) “readref.fasta <text:s text:c="2"/>readsnp.fastq.gz”: localization of the read files. Note that these files may be in fastq, or fasta, gzipped or not. If there are more than one read file, then they must be surrounded by the " character and they are separated by space. <text:line-break/>This is the only mandatory parameter.</text:p>
            </text:list-item>
            <text:list-item>
              <text:p text:style-name="P29">-g: reuse a previously created graph (.h5 file) with same prefix and same k and c parameters. Using this option enables to reuse a graph created during a previous experiment with same prefix name same k and c values. Else, by default, if such a graph exists, it is overwritten. WARNING: use this option only if you are sure the read set(s) used are the same than those previously used for creating the graph.</text:p>
            </text:list-item>
            <text:list-item>
              <text:p text:style-name="P29">-b branching_strategy: <text:s/>branching filtering approach. This parameters influances the precision recall. </text:p>
              <text:list>
                <text:list-item>
                  <text:p text:style-name="P29">0: SNPs for wich any of the two paths is branching are discarted (high precision, lowers the recal in complex genomes). Default value</text:p>
                </text:list-item>
                <text:list-item>
                  <text:p text:style-name="P29">1: (smart branching) forbid SNPs for wich the two paths are branching (e.g. the two paths can be created either with a 'A' or a 'C' at the same position </text:p>
                </text:list-item>
                <text:list-item>
                  <text:p text:style-name="P31">2: No limitation on branching (lowers the precision, high recall)"</text:p>
                </text:list-item>
              </text:list>
            </text:list-item>
            <text:list-item>
              <text:p text:style-name="P29">[NEW] -D value. If specified, discoMore will search for deletions of size from 1 to D included. Default=0</text:p>
            </text:list-item>
            <text:list-item>
              <text:p text:style-name="P29">-p prefix_name: <text:span text:style-name="T11">All out files will start with this prefix. Default="discoRes"</text:span></text:p>
            </text:list-item>
            <text:list-item>
              <text:p text:style-name="P31">-l: accept low complexity bubbles</text:p>
            </text:list-item>
            <text:list-item>
              <text:p text:style-name="P29">-k kmer_size: <text:s/>size of kmers (default: 31)</text:p>
            </text:list-item>
            <text:list-item>
              <text:p text:style-name="P29">-c minimal_coverage: minimal kmer coverage and read coverage (kissreads)<text:line-break/>default 4</text:p>
            </text:list-item>
            <text:list-item>
              <text:p text:style-name="P29">-d error_threshold: max number of errors per read (used by kissreads only). <text:line-break/>Default 1</text:p>
            </text:list-item>
            <text:list-item>
              <text:p text:style-name="P29">-B build_path. By default, the script is designed to be run in in the discoSnp directory containing the <text:span text:style-name="T18">build</text:span> directory. If the script is run from another location, you must specify where the built directory is, e.g. <text:span text:style-name="T18">-B /home/my_name/my/tools/discoSnp/build/</text:span></text:p>
            </text:list-item>
            <text:list-item>
              <text:p text:style-name="P29">-h: show help.</text:p>
            </text:list-item>
          </text:list>
        </text:list-item>
        <text:list-item>
          <text:p text:style-name="P30"><text:span text:style-name="T23">By default binaries are search in the current “tool” directory. You may change this default value by editing the run_discoSnp.sh script changing the PATH_RS</text:span><text:span text:style-name="T10"> line</text:span></text:p>
        </text:list-item>
        <text:list-item>
          <text:p text:style-name="P30"><text:span text:style-name="T23">Additionally you may change some kissnp2 / kissreads options. In this case you may change the two corresponding lines in the </text:span><text:span text:style-name="T19">run_discoSnp.sh </text:span><text:span text:style-name="T23">file. To know the possible options, run </text:span><text:span text:style-name="T19">.kissnp2</text:span><text:span text:style-name="T23"> and/or </text:span><text:span text:style-name="T19">kissreads</text:span><text:span text:style-name="T23"> without options. Note that usually, changing these options is not necessary. <text:line-break/></text:span></text:p>
        </text:list-item>
        <text:list-item>
          <text:p text:style-name="P30"><text:span text:style-name="T22">Sample example</text:span><text:span text:style-name="T23">:</text:span></text:p>
          <text:list>
            <text:list-item>
              <text:p text:style-name="P29">You can test discoSnp on a toy example containing 3 SNPs. In the discoSnp directory, type:</text:p>
            </text:list-item>
          </text:list>
        </text:list-item>
      </text:list>
      <text:p text:style-name="P9"><text:span text:style-name="T31">./run_discoMore.sh -r "data_sample/reads_sequence1.fasta data_sample/reads_sequence2.fasta.gz</text:span>"</text:p>
      <text:h text:style-name="P50" text:outline-level="2">Output</text:h>
      <text:list xml:id="list2416926734274360437" text:style-name="L4">
        <text:list-item>
          <text:p text:style-name="P37"><text:span text:style-name="T26">Final results are in </text:span><text:span text:style-name="T14">discoRes_k_31_c_4_D_0_b_0_coherent.fa</text:span><text:span text:style-name="T26"> file. </text:span><text:span text:style-name="T27">This is a simple fasta file composed of a succession of pairs of sequences. Each pair corresponds to a SNP. Let's look at an example :</text:span></text:p>
        </text:list-item>
      </text:list>
      <text:p text:style-name="P19">&gt;SNP_higher_path_3|high|left_unitig_length_86|right_unitig_length_261|left_contig_length_169|right_contig_length_764|C1_0|C2_134|rank_1.00000</text:p>
      <text:p text:style-name="P19">cgtcggaattgctatagcccttgaacgctacatgcacgataccaagttatgtatggaccgggtcatcaataggttatagccttgtagttaacatgtagcccggccctattagtacagtagtgccttcatcggcattctgtttattaagttttttctacagcaaaacgatCAAGTGCACTTCCACAGAGCGCGGTAGAGA<text:span text:style-name="T33">G</text:span>TCATCCACCCGGCAGCTCTGTAATAGGGACtaaaaaagtgatgataatcatgagtgccgcgttatggtggtgtcggatcagagcggtcttacgaccagtcgtatgccttctcgagttccgtccggttaagcgtgacagtcccagtgaacccacaaaccgtgatggctgtccttggagtcatacgca<text:soft-page-break/>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p>
      <text:p text:style-name="P19">&gt;SNP_lower_path_3|high|left_unitig_length_86|right_unitig_length_261|left_contig_length_169|right_contig_length_764|C1_124|C2_0|rank_1.00000</text:p>
      <text:p text:style-name="P19"><text:span text:style-name="T13">cgtcggaattgctatagcccttgaacgctacatgcacgataccaagttatgtatggaccgggtcatcaataggttatagccttgtagttaacatgtagcccggccctattagtacagtagtgccttcatcggcattctgtttattaagttttttctacagcaaaacgatCAAGTGCACTTCCACAGAGCGCGGTAGAGA</text:span><text:span text:style-name="T32">C</text:span><text:span text:style-name="T13">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span></text:p>
      <text:list xml:id="list6469776687283200801" text:style-name="L5">
        <text:list-item>
          <text:p text:style-name="P40">In this example a SNP G/C is found (underlined here). The central sequence of length 2k-1 (here 2*31-1=61) is seen in upper case, while the two (left and right) extensions are seen in lower case. </text:p>
        </text:list-item>
        <text:list-item>
          <text:p text:style-name="P40">The comments are formatted as follow :</text:p>
        </text:list-item>
      </text:list>
      <text:p text:style-name="P20"><text:tab/>&gt;SNP_<text:span text:style-name="T18">higher/lower_</text:span>path_<text:span text:style-name="T18">id</text:span>|<text:span text:style-name="T18">high/low|left_unitig_length_int|right_unitigtig_length_int|left_contig_length_int|right_contig_length_int</text:span>|C1_<text:span text:style-name="T18">int</text:span>|C2_<text:span text:style-name="T18">int</text:span>|[Q1_<text:span text:style-name="T18">int</text:span>|Q2_<text:span text:style-name="T18">int</text:span>|]rank_<text:span text:style-name="T18">float</text:span></text:p>
      <text:list xml:id="list7254925559793511865" text:style-name="L6">
        <text:list-item>
          <text:p text:style-name="P41"><text:span text:style-name="T18">higher/lower: </text:span><text:span text:style-name="T21">one of the two alleles </text:span></text:p>
        </text:list-item>
        <text:list-item>
          <text:p text:style-name="P41"><text:span text:style-name="T18">id: </text:span><text:span text:style-name="T21">id of the SNP: each SNP (couple of sequences) has a unique id, here 3.</text:span></text:p>
        </text:list-item>
        <text:list-item>
          <text:p text:style-name="P41"><text:span text:style-name="T18">high/low</text:span><text:span text:style-name="T21">: sequence complexity. If the sequece if of low complexity (</text:span><text:span text:style-name="T18">e.g. </text:span><text:span text:style-name="T21">ATATATATATATATAT) this variable would be </text:span><text:span text:style-name="T18">low</text:span></text:p>
        </text:list-item>
        <text:list-item>
          <text:p text:style-name="P42">left_unitig_length: size of the full left extension. Here 86</text:p>
        </text:list-item>
        <text:list-item>
          <text:p text:style-name="P42">right_unitig_length: size of the right extension. Here 261</text:p>
        </text:list-item>
        <text:list-item>
          <text:p text:style-name="P42">left_contig_length: size of the full left extension. Here 169</text:p>
        </text:list-item>
        <text:list-item>
          <text:p text:style-name="P42">right_contig_length: size of the right extension. Here 764</text:p>
        </text:list-item>
        <text:list-item>
          <text:p text:style-name="P42">C1: number of reads mapping the central upper case sequence from the first read set</text:p>
        </text:list-item>
        <text:list-item>
          <text:p text:style-name="P42">C2: number of reads mapping the central upper case sequence from the second read set</text:p>
        </text:list-item>
        <text:list-item>
          <text:p text:style-name="P42">C3 [if input data were at least 3 read sets]: <text:s/>number of reads mapping the central upper case sequence from the third read set</text:p>
        </text:list-item>
        <text:list-item>
          <text:p text:style-name="P42">C4, C5, ...</text:p>
        </text:list-item>
        <text:list-item>
          <text:p text:style-name="P42">Q1 [if reads were given in fastq]: average phred quality of the central nucleotide (here A or T) from the mapped reads from the first read set.</text:p>
        </text:list-item>
        <text:list-item>
          <text:p text:style-name="P42">Q2 [if reads were given in fastq]: average phred quality of the central nucleotide (here A or T) from the mapped reads from the second read set.</text:p>
        </text:list-item>
        <text:list-item>
          <text:p text:style-name="P42">Q3 [if the data were at least 3 fastq read sets]: average phred quality of the central nucleotide (here A or T) from the mapped reads from the third read set.</text:p>
        </text:list-item>
        <text:list-item>
          <text:p text:style-name="P42">Q4, Q5, …</text:p>
        </text:list-item>
        <text:list-item>
          <text:p text:style-name="P42">rank: ranks the predictions according to their read coverage in each condition favoring <text:soft-page-break/>SNPs that are discriminant between conditions (Phi coefficient) (see publication)</text:p>
        </text:list-item>
      </text:list>
      <text:h text:style-name="Heading_20_3" text:outline-level="3">Extensions: differences between unitig and contigs <text:span text:style-name="T25">(from version 2.1.1.3)</text:span></text:h>
      <text:p text:style-name="Text_20_body">By default in the pipeline, the found SNPs (of length 2k-1) are extended using a contiger. The output contains such contigs and their lengths are shown in the header (left_contig_length and right_contig_length). Moreover, a contig may hide some small polymorphism such as substitutions and/or indels. The output also proposes the length of the longuest extension not containing any such polymorphism. These extensions are called unitigs (defined as « A uniquely assembleable subset of overlapping fragments »).</text:p>
      <text:h text:style-name="P50" text:outline-level="2">Output Analyze</text:h>
      <text:list xml:id="list2281483088872255322" text:style-name="L7">
        <text:list-item>
          <text:p text:style-name="P43"><text:span text:style-name="T26">From a fasta format to a csv format: </text:span><text:span text:style-name="T27">If you wish to analyze the results in a tabulated format: </text:span></text:p>
          <text:list>
            <text:list-item>
              <text:p text:style-name="P38"># python output_analyses/discoSnp_to_csv.py discoSnp_output.fa </text:p>
            </text:list-item>
            <text:list-item>
              <text:p text:style-name="P39">will output a .csv tabulated file containing on each line the content of 4 lines of the .fa, replacing the '|' character by comma ',' and removing the CX_</text:p>
            </text:list-item>
            <text:list-item>
              <text:p text:style-name="P39">example with previously used SNP example:</text:p>
            </text:list-item>
          </text:list>
        </text:list-item>
      </text:list>
      <text:p text:style-name="P36"><text:span text:style-name="T27"><text:tab/> <text:s text:c="5"/>python output_analyses/discoSnp_to_csv.py </text:span><text:span text:style-name="T34">discoRes_k_31_c_4_D_0_b_0_coherent.fa</text:span></text:p>
      <text:list xml:id="list1844197657" text:continue-numbering="true" text:style-name="L7">
        <text:list-item>
          <text:list>
            <text:list-header>
              <text:p text:style-name="P35">&gt;SNP_higher_path_3,high,left_unitig_length_86,right_unitig_length_261,0,134,rank_1.00000,<text:span text:style-name="T18">[fasta_sequence1]</text:span>,&gt;SNP_lower_path_3,high,left_unitig_length_86,right_unitig_length_261,124,0,rank_1.00000,<text:span text:style-name="T18">[fasta_sequence2]</text:span></text:p>
            </text:list-header>
          </text:list>
        </text:list-item>
        <text:list-item>
          <text:p text:style-name="P44"><text:span text:style-name="T30">Genotyping the results</text:span><text:span text:style-name="T29">: If you wish to genotype your results:</text:span></text:p>
          <text:list>
            <text:list-item>
              <text:p text:style-name="P43"><text:span text:style-name="T27">#</text:span><text:span text:style-name="T28">python output_analyses/discoSnp_to_genotypes.py discoSnp_output.fa threshold_value</text:span></text:p>
            </text:list-item>
            <text:list-item>
              <text:p text:style-name="P39">will output a file containing on each line the “genotypes” of a SNP. <text:s/>For each input data set it indicates if the SNP is:</text:p>
              <text:list>
                <text:list-item>
                  <text:p text:style-name="P44"><text:span text:style-name="T29">heterozygous ALT1 path (coverage ALT1 &gt;= threshold and ALT2 &lt; threshold): </text:span><text:span text:style-name="T30">1</text:span></text:p>
                </text:list-item>
                <text:list-item>
                  <text:p text:style-name="P44"><text:span text:style-name="T29">heterozygous ALT2 path (coverage ALT1 &lt; threshold and ALT2 &gt;= threshold): </text:span><text:span text:style-name="T30">-1</text:span></text:p>
                </text:list-item>
                <text:list-item>
                  <text:p text:style-name="P44"><text:span text:style-name="T29">homozygous (coverage ALT1 &gt;= threshold and ALT2 &gt;= threshold):</text:span><text:span text:style-name="T30"> 2</text:span></text:p>
                </text:list-item>
                <text:list-item>
                  <text:p text:style-name="P44"><text:span text:style-name="T29">absent (coverage ALT1 &lt; threshold and ALT2 &lt; threshold):</text:span><text:span text:style-name="T30"> 0</text:span></text:p>
                </text:list-item>
              </text:list>
            </text:list-item>
            <text:list-item>
              <text:p text:style-name="P39">then it outputs the central sequence of length 2k-1 replacing the central position by ALT1/ALT2</text:p>
            </text:list-item>
            <text:list-item>
              <text:p text:style-name="P43"><text:span text:style-name="T27">example with previously used SNP example and threshold 20:</text:span></text:p>
            </text:list-item>
          </text:list>
        </text:list-item>
      </text:list>
      <text:p text:style-name="P47"><text:span text:style-name="T12">python .output_analyses/discoSnp_to_genotypes.py </text:span><text:span text:style-name="T11">discoRes_k_31_c_4_D_0_b_0_coherent.fa</text:span><text:span text:style-name="T12"> 20</text:span></text:p>
      <text:list xml:id="list464372247" text:continue-numbering="true" text:style-name="L7">
        <text:list-item>
          <text:list>
            <text:list-header>
              <text:p text:style-name="P45">GENOTYPES_SNP_3_THRESHOLD_20 -1 1 CAAGTGCACTTCCACAGAGCGCGGTAGAGAG/CTCATCCACCCGGCAGCTCTGTAATAGGGAC</text:p>
              <text:p text:style-name="P45">GENOTYPES_SNP_2_THRESHOLD_20 -1 1 ACTAATAGGGCCGGGCTACATGTTAACTACT/AAGGCTATAACCTATTGATGACCCGGTCCAT</text:p>
              <text:p text:style-name="P46">GENOTYPES_SNP_1_THRESHOLD_20 1 -1 GCAGCGCAACAACGCAACAGCTCGAGGTGTT/ACTTCGCAGAGAAACCGCACGTCCAGTTCTA</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Peterlongo</meta:initial-creator>
    <meta:creation-date>2011-02-09T16:16:18</meta:creation-date>
    <dc:date>2014-11-27T13:48:51</dc:date>
    <meta:editing-duration>P3DT12H40M59S</meta:editing-duration>
    <meta:editing-cycles>227</meta:editing-cycles>
    <meta:generator>OpenOffice/4.0.1$Unix OpenOffice.org_project/401m5$Build-9714</meta:generator>
    <dc:creator>Pierre Peterlongo</dc:creator>
    <meta:document-statistic meta:table-count="0" meta:image-count="0" meta:object-count="0" meta:page-count="5" meta:paragraph-count="114" meta:word-count="1705" meta:character-count="13452"/>
  </office:meta>
</office:document-meta>
</file>